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6pt" fo:font-weight="bold" officeooo:rsid="000332b1" officeooo:paragraph-rsid="000332b1"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officeooo:rsid="00096c85" officeooo:paragraph-rsid="00096c85"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332b1" officeooo:paragraph-rsid="000332b1" style:font-size-asian="14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0332b1" officeooo:paragraph-rsid="000c21dc" style:font-size-asian="14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0332b1" officeooo:paragraph-rsid="00168cd3" style:font-size-asian="14pt" style:font-weight-asian="bold" style:font-size-complex="16pt" style:font-weight-complex="bold"/>
    </style:style>
    <style:style style:name="P6" style:family="paragraph" style:parent-style-name="Standard">
      <style:paragraph-properties fo:text-align="start" style:justify-single-word="false"/>
      <style:text-properties fo:font-size="12pt" officeooo:rsid="000332b1" officeooo:paragraph-rsid="000332b1" style:font-size-asian="10.5pt" style:font-size-complex="12pt"/>
    </style:style>
    <style:style style:name="P7" style:family="paragraph" style:parent-style-name="Standard">
      <style:paragraph-properties fo:text-align="start" style:justify-single-word="false"/>
      <style:text-properties fo:font-size="12pt" fo:font-weight="normal" officeooo:rsid="000332b1" officeooo:paragraph-rsid="000332b1"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332b1" officeooo:paragraph-rsid="0005743f"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332b1" officeooo:paragraph-rsid="0011dca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332b1" officeooo:paragraph-rsid="00168cd3"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4a791" officeooo:paragraph-rsid="0004a791"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4a791" officeooo:paragraph-rsid="00072df0"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4a791" officeooo:paragraph-rsid="00080235"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4a791" officeooo:paragraph-rsid="00081787"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4a791" officeooo:paragraph-rsid="00133ecd"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5743f" officeooo:paragraph-rsid="0005743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5743f" officeooo:paragraph-rsid="00133ecd"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5743f" officeooo:paragraph-rsid="000332b1"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5743f" officeooo:paragraph-rsid="00168cd3"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72df0" officeooo:paragraph-rsid="00072df0"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72df0" officeooo:paragraph-rsid="00133ecd"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081787" officeooo:paragraph-rsid="00081787"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081787" officeooo:paragraph-rsid="00096c85"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96c85" officeooo:paragraph-rsid="00096c85"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09b159" officeooo:paragraph-rsid="0009b159"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0c21dc" officeooo:paragraph-rsid="000c21dc"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0d00ab" officeooo:paragraph-rsid="000d00ab"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0e4758" officeooo:paragraph-rsid="000e4758"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102ad1" officeooo:paragraph-rsid="00102ad1"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10e71e" officeooo:paragraph-rsid="0010e71e"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11dca1" officeooo:paragraph-rsid="0011dca1"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133ecd" officeooo:paragraph-rsid="00133ecd"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148db5" officeooo:paragraph-rsid="00148db5" style:font-size-asian="10.5pt" style:font-weight-asian="normal" style:font-size-complex="12pt" style:font-weight-complex="normal"/>
    </style:style>
    <style:style style:name="P34" style:family="paragraph" style:parent-style-name="Standard">
      <style:paragraph-properties fo:text-align="center" style:justify-single-word="false"/>
      <style:text-properties fo:font-size="26pt" fo:font-weight="bold" officeooo:rsid="000332b1" officeooo:paragraph-rsid="000332b1" style:font-size-asian="26pt" style:font-weight-asian="bold" style:font-size-complex="26pt" style:font-weight-complex="bold"/>
    </style:style>
    <style:style style:name="P35" style:family="paragraph" style:parent-style-name="Standard">
      <style:paragraph-properties fo:text-align="start" style:justify-single-word="false"/>
      <style:text-properties fo:font-size="12pt" fo:font-weight="normal" officeooo:rsid="0009b159" officeooo:paragraph-rsid="00192d5b"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192d5b" officeooo:paragraph-rsid="00192d5b"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102ad1" officeooo:paragraph-rsid="00102ad1"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11dca1" officeooo:paragraph-rsid="0011dca1"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1b03b2" officeooo:paragraph-rsid="001b03b2" style:font-size-asian="10.5pt" style:font-weight-asian="normal" style:font-size-complex="12pt" style:font-weight-complex="normal"/>
    </style:style>
    <style:style style:name="T1" style:family="text">
      <style:text-properties officeooo:rsid="000332b1"/>
    </style:style>
    <style:style style:name="T2" style:family="text">
      <style:text-properties officeooo:rsid="0004a791"/>
    </style:style>
    <style:style style:name="T3" style:family="text">
      <style:text-properties officeooo:rsid="0005743f"/>
    </style:style>
    <style:style style:name="T4" style:family="text">
      <style:text-properties officeooo:rsid="00072df0"/>
    </style:style>
    <style:style style:name="T5" style:family="text">
      <style:text-properties officeooo:rsid="00081787"/>
    </style:style>
    <style:style style:name="T6" style:family="text">
      <style:text-properties officeooo:rsid="00096c85"/>
    </style:style>
    <style:style style:name="T7" style:family="text">
      <style:text-properties officeooo:rsid="0009b159"/>
    </style:style>
    <style:style style:name="T8" style:family="text">
      <style:text-properties officeooo:rsid="000a7167"/>
    </style:style>
    <style:style style:name="T9" style:family="text">
      <style:text-properties officeooo:rsid="000acbb1"/>
    </style:style>
    <style:style style:name="T10" style:family="text">
      <style:text-properties officeooo:rsid="000c21dc"/>
    </style:style>
    <style:style style:name="T11" style:family="text">
      <style:text-properties officeooo:rsid="000c5671"/>
    </style:style>
    <style:style style:name="T12" style:family="text">
      <style:text-properties officeooo:rsid="000e4758"/>
    </style:style>
    <style:style style:name="T13" style:family="text">
      <style:text-properties officeooo:rsid="000fdb06"/>
    </style:style>
    <style:style style:name="T14" style:family="text">
      <style:text-properties officeooo:rsid="0011dca1"/>
    </style:style>
    <style:style style:name="T15" style:family="text">
      <style:text-properties officeooo:rsid="00133ecd"/>
    </style:style>
    <style:style style:name="T16" style:family="text">
      <style:text-properties officeooo:rsid="00148db5"/>
    </style:style>
    <style:style style:name="T17" style:family="text">
      <style:text-properties officeooo:rsid="00168cd3"/>
    </style:style>
    <style:style style:name="T18" style:family="text">
      <style:text-properties officeooo:rsid="001c4b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Regolamento</text:p>
      <text:p text:style-name="P6"/>
      <text:p text:style-name="P6"/>
      <text:p text:style-name="P1">Cosa è necessario:</text:p>
      <text:p text:style-name="P1"/>
      <text:p text:style-name="P9">Un mazzo di Populon, se non lo si ha è sufficiente un mazzo da 54 carte (numeri dal 1 all’13 più due joker), sostituendo i semi in questo modo:fiore→myorning, picche→ eoyu, cuore→oros, quadri→ glamordir, joker nero→artechnai, joker rosso→morte.</text:p>
      <text:p text:style-name="P7"/>
      <text:p text:style-name="P3">Preparazione:</text:p>
      <text:p text:style-name="P3"/>
      <text:p text:style-name="P7">Ogni giocatore pesca 5 carte, il mazzo rimanente viene collocato al centro in modo che sia facilmente raggiungibile da tutti.</text:p>
      <text:p text:style-name="P19"/>
      <text:p text:style-name="P5"><text:span text:style-name="T17">Obbiettivo</text:span>:</text:p>
      <text:p text:style-name="P10">L’obbiettivo del gioco è rimanere l’ultimo giocatore con carte in mano, se in qualsiasi momento della partita si rimane senza carte si è eliminati. <text:span text:style-name="T15">Ogni volta che si elimina un giocatore si può pescare 3 carte.</text:span></text:p>
      <text:p text:style-name="P10"/>
      <text:p text:style-name="P3">Svolgimento del turno:</text:p>
      <text:p text:style-name="P3"/>
      <text:p text:style-name="P7">A inizio turno, si pesca una carta, dopo di che se ne <text:span text:style-name="T3">deve</text:span> giocare una, quindi il turno è terminato e si passa al giocatore successivo.</text:p>
      <text:p text:style-name="P7"/>
      <text:p text:style-name="P4"><text:span text:style-name="T10">Gli effetti nel gioco</text:span>:</text:p>
      <text:p text:style-name="P4"/>
      <text:p text:style-name="P26">Scartare carte: le carte da scartare sono scelte dal giocatore che deve scartarle e collocate nella pila degli scarti.</text:p>
      <text:p text:style-name="P26">Rubare carte: <text:span text:style-name="T11">pesca una carta dalla mano, le carte sono sempre coperte mentre si ruba, anche se altri effetti le hanno rivelate.</text:span></text:p>
      <text:p text:style-name="P27">Mettere in campo: giocare davanti a se la carta che rimane in campo fino a che non viene scartata da un altro effetto.</text:p>
      <text:p text:style-name="P27">Mettere in gioco: la carte in gioco vengono messe al centro del tavolo e li rimangono fino a che non vengono scartate <text:span text:style-name="T13">a meno di ulteriori specificazioni</text:span>.</text:p>
      <text:p text:style-name="P27">Assegnare: mettere la carta nel campo di un qualsiasi giocatore, <text:span text:style-name="T12">gli effetti verranno utilizzati dal quel giocatore.</text:span></text:p>
      <text:p text:style-name="P28">Limitare carte in mano: quando il limite cambia il giocatore deve scartare carte fino a che non <text:s/>ne ha pari o inferiori al limite <text:span text:style-name="T14">imposto</text:span>, in generale ogni volta che si supera il numero del limite bisogna scartare metà della mano, <text:span text:style-name="T17">il limite base è 10</text:span>.</text:p>
      <text:p text:style-name="P28">Pescare: pescare è facoltativo se pescare supera il limite di carte che si possono avere in mano, non si possono pescare meno carte del singolo effetto(ad esempio non si può pescare una sola carta con una carta che te ne fa pescare 2).</text:p>
      <text:p text:style-name="P31">Parare: riduce si due le carte da scartare o di uno le carte rubate.</text:p>
      <text:p text:style-name="P31">Riflettere: la carta giocata viene annullata e giocata contro chi l’ha giocata.</text:p>
      <text:p text:style-name="P39">Scambiare <text:span text:style-name="T18">una carta</text:span>: ogni giocatore sceglie che carta scambiare e poi avviene lo scambio.</text:p>
      <text:p text:style-name="P29">Schiacciare: tutti i giocatori devono mettere la mano sul mazzo, vi saranno degli effetti diversi a seconda della propria posizione(<text:span text:style-name="T17">per i</text:span> primi vantaggi, <text:span text:style-name="T17">per</text:span> gli ultimi svantaggi).</text:p>
      <text:p text:style-name="P29"><text:soft-page-break/>Chiamata: la carta deve essere chiamata da un altro giocatore nel turno del possessore per essere giocata, ed è come se l’avesse giocata lui.</text:p>
      <text:p text:style-name="P30">Rimuovere: scartare una carta sul campo di gioco.</text:p>
      <text:p text:style-name="P7"/>
      <text:p text:style-name="P3">Regole base (2-5 giocatori):</text:p>
      <text:p text:style-name="P3"/>
      <text:p text:style-name="P18"/>
      <text:p text:style-name="P16"/>
      <text:p text:style-name="P7">Questi sono gli effetti delle carte <text:span text:style-name="T2">base</text:span>:</text:p>
      <text:p text:style-name="P7"/>
      <text:p text:style-name="P32">modulo 1</text:p>
      <text:p text:style-name="P32"/>
      <text:p text:style-name="P7"><text:span text:style-name="T3">Con una</text:span> cart<text:span text:style-name="T3">a</text:span> di myorning <text:span text:style-name="T14">rubi una carta al giocatore successivo</text:span></text:p>
      <text:p text:style-name="P8"><text:span text:style-name="T3">Con una</text:span> cart<text:span text:style-name="T3">a</text:span> di eoyu giocatore successivo <text:span text:style-name="T14">scarta 2 carte</text:span></text:p>
      <text:p text:style-name="P8"><text:span text:style-name="T3">Con una</text:span> cart<text:span text:style-name="T3">a</text:span> di oros <text:span text:style-name="T14">peschi due carte</text:span></text:p>
      <text:p text:style-name="P7">Le carte di glamordir <text:span text:style-name="T14">pari una carta che ti bersaglia</text:span></text:p>
      <text:p text:style-name="P16">(esempio: il giocatore 1 gioca un 3 di <text:span text:style-name="T5">eoyu</text:span>, il giocatore 2 dovrebbe scartare 2 carte ma gioca un 4 di glamordir, <text:span text:style-name="T14">deve quindi scartare due carte in meno e l’effetto del 3 è quindi nullo</text:span> )</text:p>
      <text:p text:style-name="P16"/>
      <text:p text:style-name="P32">modulo 2</text:p>
      <text:p text:style-name="P32"/>
      <text:p text:style-name="P11">carte speciali:</text:p>
      <text:p text:style-name="P12">1 di myorning, <text:span text:style-name="T14">ruba 2 carte.</text:span></text:p>
      <text:p text:style-name="P14">1 di <text:span text:style-name="T1">eoyu</text:span>, <text:span text:style-name="T14">fai scartare 4 carte al giocatore successivo.</text:span></text:p>
      <text:p text:style-name="P13">1 di <text:span text:style-name="T1">oros</text:span>, <text:span text:style-name="T3">peschi 4 carte.</text:span></text:p>
      <text:p text:style-name="P12">1 di <text:span text:style-name="T1">glamordir</text:span>, <text:span text:style-name="T14">rifletti una carta che ti bersaglia</text:span>.</text:p>
      <text:p text:style-name="P12"/>
      <text:p text:style-name="P32">Modulo 3</text:p>
      <text:p text:style-name="P32"/>
      <text:p text:style-name="P11">13 di myorning, si posiziona sul campo di gioco, finché è in gioco, ogni turno puoi <text:span text:style-name="T14">rubare una carta dal</text:span> giocatore successivo.</text:p>
      <text:p text:style-name="P11">13 di <text:span text:style-name="T1">eoyu</text:span>, si posiziona sul campo di gioco, finché è in gioco, ogni turno puoi far scartare 2 carte al giocatore successivo.</text:p>
      <text:p text:style-name="P11">13 di <text:span text:style-name="T1">oros</text:span>, si posiziona sul campo di gioco, finché è in gioco, ogni turno puoi pescare due carte.</text:p>
      <text:p text:style-name="P11">13 di <text:span text:style-name="T1">glamordir</text:span>, si posiziona sul campo di gioco, finché è in gioco, <text:span text:style-name="T14">ogni giro puoi parare una carta</text:span>.</text:p>
      <text:p text:style-name="P11"/>
      <text:p text:style-name="P11">I 12 di tutti i semi rimuovono dal gioco una carta a tua scelta, <text:span text:style-name="T15">non possono essere parati o riflessi.</text:span></text:p>
      <text:p text:style-name="P11"/>
      <text:p text:style-name="P11">11 di myorning, ogni turno puoi giocare <text:span text:style-name="T15">quante carte vuoi (</text:span>una carta<text:span text:style-name="T15">)</text:span> del seme del myorning</text:p>
      <text:p text:style-name="P15">11 di <text:span text:style-name="T1">eoyu</text:span>, ogni turno puoi giocare <text:span text:style-name="T15">quante carte vuoi (</text:span>una carta<text:span text:style-name="T15">)</text:span> del seme del <text:s/><text:span text:style-name="T1">eoyu</text:span></text:p>
      <text:p text:style-name="P15">11 di <text:span text:style-name="T1">oros</text:span>, ogni turno puoi giocare <text:span text:style-name="T15">quante carte vuoi (</text:span>una carta<text:span text:style-name="T15">)</text:span> seme del <text:s/><text:span text:style-name="T1">oros</text:span></text:p>
      <text:p text:style-name="P11">11 di <text:span text:style-name="T1">glamordir</text:span>, <text:span text:style-name="T15">puoi giocare due carte a turno</text:span></text:p>
      <text:p text:style-name="P11"/>
      <text:p text:style-name="P32">modulo 4</text:p>
      <text:p text:style-name="P32"/>
      <text:p text:style-name="P17">morte(joker rosso), puoi scambiare la mano con un giocatore </text:p>
      <text:p text:style-name="P17"/>
      <text:p text:style-name="P21">artechani<text:span text:style-name="T17">(joker nero)</text:span>:(inverti il giro, finche è in campo i giocatori non possono morire e si pesca dal fondo della pila degli scarti) ogni giocatore scarta carte finché non ne ha quante te, ogni giocatore rimuove carte non 2 dal gioco finché non ne ha quante te.</text:p>
      <text:p text:style-name="P16"/>
      <text:p text:style-name="P32">modulo 5</text:p>
      <text:p text:style-name="P32"><text:soft-page-break/></text:p>
      <text:p text:style-name="P20">i due si assegnano ad un giocatore avversario a scelta e lo maledicono con degli effetti:</text:p>
      <text:p text:style-name="P20"/>
      <text:p text:style-name="P12"><text:span text:style-name="T4">2</text:span> di myorning, <text:span text:style-name="T4">gioca a mano scoperta (quando gli viene rubata una carta può comunque coprire e mescolare la sua mano)</text:span></text:p>
      <text:p text:style-name="P12"><text:span text:style-name="T4">2</text:span> di <text:span text:style-name="T1">eoyu</text:span>,<text:span text:style-name="T4">scarta le carte in mano finché non ne ha 5 e, finchè ha la carta in gioco,</text:span> <text:span text:style-name="T4">non può avere più di 5 carte in mano, altrimenti ne scarta la metà</text:span></text:p>
      <text:p text:style-name="P12"><text:span text:style-name="T4">2</text:span> di <text:span text:style-name="T1">oros</text:span>, <text:span text:style-name="T4">non puoi pescare più di una carta a turno</text:span></text:p>
      <text:p text:style-name="P12"><text:span text:style-name="T4">2</text:span> di <text:span text:style-name="T1">glamordir</text:span>, <text:span text:style-name="T4">non puoi avere nessuna carta in gioco eccetto altri 2</text:span></text:p>
      <text:p text:style-name="P20"/>
      <text:p text:style-name="P20"/>
      <text:p text:style-name="P20">9: <text:span text:style-name="T17">possono essere usati</text:span> o come carte normali o per rimuovere un <text:span text:style-name="T17">2</text:span></text:p>
      <text:p text:style-name="P20"/>
      <text:p text:style-name="P32">Modulo 6</text:p>
      <text:p text:style-name="P20"/>
      <text:p text:style-name="P22">6: chi lo lancia deve <text:span text:style-name="T17">schiacciare</text:span>.</text:p>
      <text:p text:style-name="P24">Questi sono gli effetti:</text:p>
      <text:p text:style-name="P22"/>
      <text:p text:style-name="P22">6 <text:s/>di myorning: chi l’ha giocato può pescare 2 carte dalla mano <text:span text:style-name="T6">dell’ultimo</text:span>.</text:p>
      <text:p text:style-name="P22"><text:span text:style-name="T6">6</text:span> di eoyu: <text:span text:style-name="T6">l’ultimo</text:span> deve scartare 4 carte.</text:p>
      <text:p text:style-name="P22"><text:span text:style-name="T6">6</text:span> di oros: <text:s/>pesca 2 carte, tutti tranne l’ultimo pescano 1 carta.</text:p>
      <text:p text:style-name="P22"><text:span text:style-name="T6">6</text:span> di glamordir: <text:span text:style-name="T17">riflette una carta sull’ultimo</text:span>.</text:p>
      <text:p text:style-name="P22"/>
      <text:p text:style-name="P32">Se durante la partita siete in meno di 3 i <text:span text:style-name="T16">6</text:span> diventano carte normali</text:p>
      <text:p text:style-name="P22"/>
      <text:p text:style-name="P22"/>
      <text:p text:style-name="P32">Non me gusta molto<text:span text:style-name="T16">{</text:span></text:p>
      <text:p text:style-name="P23"><text:span text:style-name="T6">10</text:span> <text:s/>di myorning: <text:span text:style-name="T6">tutti gli altri giocatori devono rivelare una carta del myorning o farsi rubare una carta</text:span></text:p>
      <text:p text:style-name="P23"><text:span text:style-name="T6">10</text:span> di eoyu: <text:span text:style-name="T6">tutti gli altri giocatori devono rivelare una carta </text:span>di eoyu<text:span text:style-name="T6"> o scartare 2 carte</text:span></text:p>
      <text:p text:style-name="P23"><text:span text:style-name="T6">10</text:span> di oros: <text:s/><text:span text:style-name="T6">tutti gli altri giocatori devono rivelare una carta </text:span>di oros<text:span text:style-name="T6"> o tu peschi 1 carta</text:span></text:p>
      <text:p text:style-name="P23"><text:span text:style-name="T6">10</text:span> di glamordir: <text:span text:style-name="T6">si gioca per difendersi, tutti gli altri giocatori devono <text:s/>rivelare una carta </text:span>di <text:s/>glamordir <text:span text:style-name="T6">o subire l’effetto della carta)}</text:span></text:p>
      <text:p text:style-name="P23"/>
      <text:p text:style-name="P2">Regole speciali a squadre<text:span text:style-name="T7">(4 giocatori)</text:span>:</text:p>
      <text:p text:style-name="P2"/>
      <text:p text:style-name="P25">Si gioca 2 contro 2, gli alleati non possono sedersi accanto, le regole sono uguali alle precedenti con queste differenze:</text:p>
      <text:p text:style-name="P25"/>
      <text:p text:style-name="P25">ogni giocatore ha 1 vita, quando non ha carte in mano la perde <text:span text:style-name="T8">e rimuove tutte le carte in gioco</text:span>, se non hai carte in mano all’inizio del turno puoi pescarne <text:span text:style-name="T9">3</text:span>, quando entrambi i giocatori di una squadra non hanno più vita il gioco finisce e vince l’altra squadra, ogni volta si togli<text:span text:style-name="T8">e</text:span> una vita ad un giocatore si possono pescare 3 carte, <text:span text:style-name="T8">le carte che si mettono in gioco possono essere giocate per il proprio compagno</text:span>.</text:p>
      <text:p text:style-name="P25"/>
      <text:p text:style-name="P25">Cambia l’effetto del 6 di oros: <text:s/>il primo e il secondo pescano 2.</text:p>
      <text:p text:style-name="P25"/>
      <text:p text:style-name="P33">Da testare{</text:p>
      <text:p text:style-name="P25">si aggiungono queste carte speciali che possono essere giocate solo se il compagno di squadra mette la mano sul mazzo e urla ”per il drago”:</text:p>
      <text:p text:style-name="P25">5 di myorning, ogni giocatore della squadra può rubare una carta ad un altro</text:p>
      <text:p text:style-name="P25">5 di eoyu ogni avversario scarta 2</text:p>
      <text:p text:style-name="P25"><text:soft-page-break/>5 di oros gli alleati pescano 2</text:p>
      <text:p text:style-name="P25">5 di glamordir gli avversari mostrano le proprie mani</text:p>
      <text:p text:style-name="P25"/>
      <text:p text:style-name="P35">se i un avversario si accorge che un nemico ha un 5 in mano può urlare “falso drago” <text:span text:style-name="T8">e buttare la mano sul mazzo dopo indica</text:span> un giocatore, se questi ha effettivamente il 5 deve giocarlo ma è come se lo avesse giocato chi ha dichiarato il falso drago.</text:p>
      <text:p text:style-name="P35"/>
      <text:p text:style-name="P36">7 qualsiasi seme effetto normale o scambia una carta </text:p>
      <text:p text:style-name="P35"/>
      <text:p text:style-name="P35"><text:span text:style-name="T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3T15:35:50.361000000</meta:creation-date>
    <dc:date>2016-12-10T20:00:13.663000000</dc:date>
    <meta:editing-duration>PT3H8M42S</meta:editing-duration>
    <meta:editing-cycles>18</meta:editing-cycles>
    <meta:generator>LibreOffice/5.2.3.3$Windows_x86 LibreOffice_project/d54a8868f08a7b39642414cf2c8ef2f228f780cf</meta:generator>
    <meta:document-statistic meta:table-count="0" meta:image-count="0" meta:object-count="0" meta:page-count="4" meta:paragraph-count="83" meta:word-count="1265" meta:character-count="7047" meta:non-whitespace-character-count="5853"/>
  </office:meta>
</office:document-meta>
</file>